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37cm" fo:min-width="0.4cm"/>
    </style:style>
    <style:style style:name="gr2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99cm" fo:min-width="2.042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0.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0.632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 fo:min-height="1.15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057cm" fo:min-width="0cm"/>
    </style:style>
    <style:style style:name="gr10" style:family="graphic" style:parent-style-name="objectwithoutfill">
      <style:graphic-properties draw:fill="solid" draw:fill-color="#729fcf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122cm" fo:min-width="0.05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8cm" svg:height="2.173cm" svg:x="4.9cm" svg:y="5.6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" draw:text-style-name="P2" draw:layer="layout" svg:x1="5.855cm" svg:y1="6.189cm" svg:x2="5.855cm" svg:y2="7.257cm">
            <text:p/>
          </draw:line>
          <draw:line draw:style-name="gr3" draw:text-style-name="P3" draw:layer="layout" svg:x1="3.6cm" svg:y1="6cm" svg:x2="3.6cm" svg:y2="2.6cm">
            <text:p/>
          </draw:line>
          <draw:line draw:style-name="gr3" draw:text-style-name="P3" draw:layer="layout" svg:x1="3.6cm" svg:y1="7.6cm" svg:x2="3.6cm" svg:y2="11.8cm">
            <text:p/>
          </draw:line>
          <draw:line draw:style-name="gr3" draw:text-style-name="P3" draw:layer="layout" svg:x1="3.6cm" svg:y1="11.8cm" svg:x2="5.8cm" svg:y2="11.8cm">
            <text:p/>
          </draw:line>
          <draw:line draw:style-name="gr3" draw:text-style-name="P3" draw:layer="layout" svg:x1="5.8cm" svg:y1="11.8cm" svg:x2="5.8cm" svg:y2="7.8cm">
            <text:p/>
          </draw:line>
          <draw:line draw:style-name="gr3" draw:text-style-name="P3" draw:layer="layout" svg:x1="5.8cm" svg:y1="5.627cm" svg:x2="5.8cm" svg:y2="2.6cm">
            <text:p/>
          </draw:line>
          <draw:line draw:style-name="gr3" draw:text-style-name="P3" draw:layer="layout" svg:x1="5.8cm" svg:y1="2.6cm" svg:x2="3.6cm" svg:y2="2.6cm">
            <text:p/>
          </draw:line>
          <draw:line draw:style-name="gr3" draw:text-style-name="P3" draw:layer="layout" svg:x1="8cm" svg:y1="11.8cm" svg:x2="5.8cm" svg:y2="11.8cm">
            <text:p/>
          </draw:line>
          <draw:line draw:style-name="gr3" draw:text-style-name="P3" draw:layer="layout" svg:x1="8cm" svg:y1="11.8cm" svg:x2="8cm" svg:y2="7.8cm">
            <text:p/>
          </draw:line>
          <draw:line draw:style-name="gr3" draw:text-style-name="P3" draw:layer="layout" svg:x1="11.2cm" svg:y1="11.8cm" svg:x2="8cm" svg:y2="11.8cm">
            <text:p/>
          </draw:line>
          <draw:line draw:style-name="gr3" draw:text-style-name="P3" draw:layer="layout" svg:x1="11.2cm" svg:y1="2.6cm" svg:x2="8cm" svg:y2="2.6cm">
            <text:p/>
          </draw:line>
          <draw:line draw:style-name="gr3" draw:text-style-name="P3" draw:layer="layout" svg:x1="11.2cm" svg:y1="4.4cm" svg:x2="11.2cm" svg:y2="2.6cm">
            <text:p/>
          </draw:line>
          <draw:custom-shape draw:style-name="gr4" draw:text-style-name="P4" draw:layer="layout" svg:width="2.542cm" svg:height="2.549cm" draw:transform="rotate (-0.784001899995854) translate (11.2cm 4.4cm)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8cm" svg:height="2.2cm" svg:x="7.1cm" svg:y="5.6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6cm" svg:height="1.6cm" svg:x="2.8cm" svg:y="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7" draw:text-style-name="P2" draw:layer="layout" svg:x1="13.732cm" svg:y1="7.616cm" svg:x2="15.332cm" svg:y2="7.616cm">
            <text:p/>
          </draw:line>
          <draw:line draw:style-name="gr7" draw:text-style-name="P2" draw:layer="layout" svg:x1="13.732cm" svg:y1="7.616cm" svg:x2="15.332cm" svg:y2="7.616cm">
            <text:p/>
          </draw:line>
          <draw:line draw:style-name="gr7" draw:text-style-name="P2" draw:layer="layout" svg:x1="13.732cm" svg:y1="8.375cm" svg:x2="15.332cm" svg:y2="8.375cm">
            <text:p/>
          </draw:line>
          <draw:line draw:style-name="gr7" draw:text-style-name="P2" draw:layer="layout" svg:x1="14.521cm" svg:y1="9.4cm" svg:x2="14.534cm" svg:y2="8.369cm">
            <text:p/>
          </draw:line>
          <draw:line draw:style-name="gr7" draw:text-style-name="P2" draw:layer="layout" svg:x1="14.521cm" svg:y1="7.631cm" svg:x2="14.534cm" svg:y2="6.6cm">
            <text:p/>
          </draw:line>
        </draw:g>
        <draw:g>
          <draw:custom-shape draw:style-name="gr8" draw:text-style-name="P1" draw:layer="layout" svg:width="0.427cm" svg:height="1.407cm" draw:transform="rotate (1.5707963267949) translate (16.645cm 6.427cm)">
            <text:p/>
            <draw:enhanced-geometry svg:viewBox="0 0 21600 21600" draw:type="rectangle" draw:enhanced-path="M 0 0 L 21600 0 21600 21600 0 21600 0 0 Z N"/>
          </draw:custom-shape>
          <draw:line draw:style-name="gr7" draw:text-style-name="P2" draw:layer="layout" svg:x1="16.65cm" svg:y1="6.211cm" svg:x2="16cm" svg:y2="6.202cm">
            <text:p/>
          </draw:line>
          <draw:line draw:style-name="gr7" draw:text-style-name="P2" draw:layer="layout" svg:x1="18.724cm" svg:y1="6.211cm" svg:x2="18.074cm" svg:y2="6.202cm">
            <text:p/>
          </draw:line>
        </draw:g>
        <draw:line draw:style-name="gr3" draw:text-style-name="P3" draw:layer="layout" svg:x1="8cm" svg:y1="5.6cm" svg:x2="8cm" svg:y2="2.6cm">
          <text:p/>
        </draw:line>
        <draw:g>
          <draw:custom-shape draw:style-name="gr9" draw:text-style-name="P1" draw:layer="layout" svg:width="0.92cm" svg:height="0.921cm" draw:transform="rotate (2.34624611345598) translate (12.038cm 5.948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2.721cm" svg:y1="5.291cm" svg:x2="12.021cm" svg:y2="6.005cm">
            <text:p/>
          </draw:line>
        </draw:g>
        <draw:g>
          <draw:custom-shape draw:style-name="gr9" draw:text-style-name="P1" draw:layer="layout" svg:width="0.92cm" svg:height="0.921cm" draw:transform="rotate (2.34624611345598) translate (10.317cm 7.743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1cm" svg:y1="7.086cm" svg:x2="10.3cm" svg:y2="7.8cm">
            <text:p/>
          </draw:line>
        </draw:g>
        <draw:g>
          <draw:custom-shape draw:style-name="gr9" draw:text-style-name="P1" draw:layer="layout" svg:width="0.92cm" svg:height="0.92cm" draw:transform="rotate (0.810356371700967) translate (11.442cm 7.0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2.111cm" svg:y1="6.329cm" svg:x2="12.8cm" svg:y2="7.054cm">
            <text:p/>
          </draw:line>
        </draw:g>
        <draw:g>
          <draw:custom-shape draw:style-name="gr9" draw:text-style-name="P1" draw:layer="layout" svg:width="0.92cm" svg:height="0.92cm" draw:transform="rotate (0.810356371700967) translate (9.699cm 5.29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10.368cm" svg:y1="4.6cm" svg:x2="11.057cm" svg:y2="5.325cm">
            <text:p/>
          </draw:line>
        </draw:g>
        <draw:line draw:style-name="gr10" draw:text-style-name="P5" draw:layer="layout" svg:x1="11.2cm" svg:y1="8cm" svg:x2="11.2cm" svg:y2="11.8cm">
          <text:p/>
        </draw:line>
        <draw:line draw:style-name="gr10" draw:text-style-name="P5" draw:layer="layout" svg:x1="9.4cm" svg:y1="6.2cm" svg:x2="9.2cm" svg:y2="6.2cm">
          <text:p/>
        </draw:line>
        <draw:line draw:style-name="gr10" draw:text-style-name="P5" draw:layer="layout" svg:x1="9.2cm" svg:y1="6.2cm" svg:x2="9.2cm" svg:y2="10cm">
          <text:p/>
        </draw:line>
        <draw:line draw:style-name="gr10" draw:text-style-name="P5" draw:layer="layout" svg:x1="9.2cm" svg:y1="10cm" svg:x2="14.6cm" svg:y2="10cm">
          <text:p/>
        </draw:line>
        <draw:line draw:style-name="gr10" draw:text-style-name="P5" draw:layer="layout" svg:x1="13cm" svg:y1="6.2cm" svg:x2="14.537cm" svg:y2="6.2cm">
          <text:p/>
        </draw:line>
        <draw:line draw:style-name="gr10" draw:text-style-name="P5" draw:layer="layout" svg:x1="14.537cm" svg:y1="6.2cm" svg:x2="14.537cm" svg:y2="6.6cm">
          <text:p/>
        </draw:line>
        <draw:line draw:style-name="gr10" draw:text-style-name="P5" draw:layer="layout" svg:x1="14.521cm" svg:y1="9.4cm" svg:x2="14.521cm" svg:y2="10cm">
          <text:p/>
        </draw:line>
        <draw:line draw:style-name="gr10" draw:text-style-name="P5" draw:layer="layout" svg:x1="14.537cm" svg:y1="6.2cm" svg:x2="16.6cm" svg:y2="6.2cm">
          <text:p/>
        </draw:line>
        <draw:line draw:style-name="gr10" draw:text-style-name="P5" draw:layer="layout" svg:x1="14.6cm" svg:y1="10cm" svg:x2="19.6cm" svg:y2="10cm">
          <text:p/>
        </draw:line>
        <draw:line draw:style-name="gr10" draw:text-style-name="P5" draw:layer="layout" svg:x1="18.6cm" svg:y1="6.211cm" svg:x2="19.6cm" svg:y2="6.211cm">
          <text:p/>
        </draw:line>
        <draw:line draw:style-name="gr10" draw:text-style-name="P5" draw:layer="layout" svg:x1="19.6cm" svg:y1="6.211cm" svg:x2="19.6cm" svg:y2="7.445cm">
          <text:p/>
        </draw:line>
        <draw:line draw:style-name="gr10" draw:text-style-name="P5" draw:layer="layout" svg:x1="19.6cm" svg:y1="8.6cm" svg:x2="19.6cm" svg:y2="10cm">
          <text:p/>
        </draw:line>
        <draw:g>
          <draw:custom-shape draw:style-name="gr11" draw:text-style-name="P1" draw:layer="layout" svg:width="1.113cm" svg:height="1.114cm" draw:transform="rotate (-3.12431389399505) translate (20.198cm 8.55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7" draw:text-style-name="P2" draw:layer="layout" svg:x1="20.199cm" svg:y1="8.6cm" svg:x2="18.99cm" svg:y2="8.579cm">
            <text:p/>
          </draw:lin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0:22:46.116352436</meta:creation-date>
    <dc:date>2021-05-05T20:56:58.863538899</dc:date>
    <meta:editing-duration>PT1M20S</meta:editing-duration>
    <meta:editing-cycles>1</meta:editing-cycles>
    <meta:document-statistic meta:object-count="78"/>
    <meta:generator>LibreOffice/6.4.5.2$Linux_X86_64 LibreOffice_project/40$Build-2</meta:generator>
  </office:meta>
</office:document-meta>
</file>